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" manifest:full-path="Object 2/Pictures/20000011000000DD000000DDF26554FA.svm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11000000DF000000DF14A9C005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Pictures/20000011000000DF000000DF14A9C005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11000000DF000000DF14A9C005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20000011000000DF000000DF14A9C005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8024in" svg:y="0in">
            <draw:object draw:notify-on-update-of-ranges="Sheet1.A2:Sheet1.A21 Sheet1.C1:Sheet1.C1 Sheet1.C2:Sheet1.C21 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923">
            <text:p>0.04923</text:p>
          </table:table-cell>
          <table:table-cell office:value-type="float" office:value="0.023169">
            <text:p>0.023169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4884">
            <text:p>0.054884</text:p>
          </table:table-cell>
          <table:table-cell office:value-type="float" office:value="0.025655">
            <text:p>0.025655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0509">
            <text:p>0.060509</text:p>
          </table:table-cell>
          <table:table-cell office:value-type="float" office:value="0.036762">
            <text:p>0.036762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66244">
            <text:p>0.066244</text:p>
          </table:table-cell>
          <table:table-cell office:value-type="float" office:value="0.038922">
            <text:p>0.038922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1586">
            <text:p>0.071586</text:p>
          </table:table-cell>
          <table:table-cell office:value-type="float" office:value="0.042214">
            <text:p>0.042214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78821">
            <text:p>0.078821</text:p>
          </table:table-cell>
          <table:table-cell office:value-type="float" office:value="0.06017">
            <text:p>0.06017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84664">
            <text:p>0.084664</text:p>
          </table:table-cell>
          <table:table-cell office:value-type="float" office:value="0.071918">
            <text:p>0.071918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0101">
            <text:p>0.090101</text:p>
          </table:table-cell>
          <table:table-cell office:value-type="float" office:value="0.07874">
            <text:p>0.07874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95099">
            <text:p>0.095099</text:p>
          </table:table-cell>
          <table:table-cell office:value-type="float" office:value="0.058447">
            <text:p>0.058447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02194">
            <text:p>0.102194</text:p>
          </table:table-cell>
          <table:table-cell office:value-type="float" office:value="0.069595">
            <text:p>0.06959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08385">
            <text:p>0.108385</text:p>
          </table:table-cell>
          <table:table-cell office:value-type="float" office:value="0.071276">
            <text:p>0.071276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14552">
            <text:p>0.114552</text:p>
          </table:table-cell>
          <table:table-cell office:value-type="float" office:value="0.077825">
            <text:p>0.077825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21966">
            <text:p>0.121966</text:p>
          </table:table-cell>
          <table:table-cell office:value-type="float" office:value="0.092576">
            <text:p>0.09257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27435">
            <text:p>0.127435</text:p>
          </table:table-cell>
          <table:table-cell office:value-type="float" office:value="0.098582">
            <text:p>0.098582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38321">
            <text:p>0.138321</text:p>
          </table:table-cell>
          <table:table-cell office:value-type="float" office:value="0.109096">
            <text:p>0.10909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45754">
            <text:p>0.145754</text:p>
          </table:table-cell>
          <table:table-cell office:value-type="float" office:value="0.106893">
            <text:p>0.106893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50593">
            <text:p>0.150593</text:p>
          </table:table-cell>
          <table:table-cell office:value-type="float" office:value="0.117423">
            <text:p>0.117423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62232">
            <text:p>0.162232</text:p>
          </table:table-cell>
          <table:table-cell office:value-type="float" office:value="0.12625">
            <text:p>0.12625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64678">
            <text:p>0.164678</text:p>
          </table:table-cell>
          <table:table-cell office:value-type="float" office:value="0.141094">
            <text:p>0.141094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79551">
            <text:p>0.179551</text:p>
          </table:table-cell>
          <table:table-cell office:value-type="float" office:value="0.17211">
            <text:p>0.1721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3.5953in" svg:y="0.0394in">
            <draw:object draw:notify-on-update-of-ranges="Sheet2.A2:Sheet2.A21 Sheet2.B1:Sheet2.B1 Sheet2.B2:Sheet2.B21 Sheet2.A2:Sheet2.A21 Sheet2.C1:Sheet2.C1 Sheet2.C2:Sheet2.C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115">
            <text:p>0.05115</text:p>
          </table:table-cell>
          <table:table-cell office:value-type="float" office:value="0.028498">
            <text:p>0.028498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846">
            <text:p>0.05846</text:p>
          </table:table-cell>
          <table:table-cell office:value-type="float" office:value="0.033033">
            <text:p>0.033033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1621">
            <text:p>0.061621</text:p>
          </table:table-cell>
          <table:table-cell office:value-type="float" office:value="0.037561">
            <text:p>0.037561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69866">
            <text:p>0.069866</text:p>
          </table:table-cell>
          <table:table-cell office:value-type="float" office:value="0.038885">
            <text:p>0.038885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373">
            <text:p>0.07373</text:p>
          </table:table-cell>
          <table:table-cell office:value-type="float" office:value="0.042927">
            <text:p>0.042927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80703">
            <text:p>0.080703</text:p>
          </table:table-cell>
          <table:table-cell office:value-type="float" office:value="0.062726">
            <text:p>0.062726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86288">
            <text:p>0.086288</text:p>
          </table:table-cell>
          <table:table-cell office:value-type="float" office:value="0.073264">
            <text:p>0.073264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1893">
            <text:p>0.091893</text:p>
          </table:table-cell>
          <table:table-cell office:value-type="float" office:value="0.079528">
            <text:p>0.079528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96999">
            <text:p>0.096999</text:p>
          </table:table-cell>
          <table:table-cell office:value-type="float" office:value="0.057826">
            <text:p>0.057826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03762">
            <text:p>0.103762</text:p>
          </table:table-cell>
          <table:table-cell office:value-type="float" office:value="0.066193">
            <text:p>0.066193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10664">
            <text:p>0.110664</text:p>
          </table:table-cell>
          <table:table-cell office:value-type="float" office:value="0.074921">
            <text:p>0.074921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16786">
            <text:p>0.116786</text:p>
          </table:table-cell>
          <table:table-cell office:value-type="float" office:value="0.079714">
            <text:p>0.079714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23029">
            <text:p>0.123029</text:p>
          </table:table-cell>
          <table:table-cell office:value-type="float" office:value="0.08627">
            <text:p>0.08627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28962">
            <text:p>0.128962</text:p>
          </table:table-cell>
          <table:table-cell office:value-type="float" office:value="0.092612">
            <text:p>0.092612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35064">
            <text:p>0.135064</text:p>
          </table:table-cell>
          <table:table-cell office:value-type="float" office:value="0.098952">
            <text:p>0.098952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40916">
            <text:p>0.140916</text:p>
          </table:table-cell>
          <table:table-cell office:value-type="float" office:value="0.097043">
            <text:p>0.097043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48904">
            <text:p>0.148904</text:p>
          </table:table-cell>
          <table:table-cell office:value-type="float" office:value="0.113271">
            <text:p>0.113271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54357">
            <text:p>0.154357</text:p>
          </table:table-cell>
          <table:table-cell office:value-type="float" office:value="0.107907">
            <text:p>0.107907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60855">
            <text:p>0.160855</text:p>
          </table:table-cell>
          <table:table-cell office:value-type="float" office:value="0.12169">
            <text:p>0.1216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68067">
            <text:p>0.168067</text:p>
          </table:table-cell>
          <table:table-cell office:value-type="float" office:value="0.134183">
            <text:p>0.134183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3.5953in" svg:y="0.0394in">
            <draw:object draw:notify-on-update-of-ranges="Sheet3.A2:Sheet3.A21 Sheet3.B1:Sheet3.B1 Sheet3.B2:Sheet3.B21 Sheet3.A2:Sheet3.A21 Sheet3.C1:Sheet3.C1 Sheet3.C2:Sheet3.C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4177">
            <text:p>0.054177</text:p>
          </table:table-cell>
          <table:table-cell office:value-type="float" office:value="0.026577">
            <text:p>0.026577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9572">
            <text:p>0.059572</text:p>
          </table:table-cell>
          <table:table-cell office:value-type="float" office:value="0.029945">
            <text:p>0.029945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5495">
            <text:p>0.065495</text:p>
          </table:table-cell>
          <table:table-cell office:value-type="float" office:value="0.032191">
            <text:p>0.032191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71824">
            <text:p>0.071824</text:p>
          </table:table-cell>
          <table:table-cell office:value-type="float" office:value="0.037891">
            <text:p>0.037891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8694">
            <text:p>0.078694</text:p>
          </table:table-cell>
          <table:table-cell office:value-type="float" office:value="0.04365">
            <text:p>0.04365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86262">
            <text:p>0.086262</text:p>
          </table:table-cell>
          <table:table-cell office:value-type="float" office:value="0.044168">
            <text:p>0.044168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90879">
            <text:p>0.090879</text:p>
          </table:table-cell>
          <table:table-cell office:value-type="float" office:value="0.04495">
            <text:p>0.04495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7178">
            <text:p>0.097178</text:p>
          </table:table-cell>
          <table:table-cell office:value-type="float" office:value="0.050764">
            <text:p>0.050764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03209">
            <text:p>0.103209</text:p>
          </table:table-cell>
          <table:table-cell office:value-type="float" office:value="0.0608">
            <text:p>0.0608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10357">
            <text:p>0.110357</text:p>
          </table:table-cell>
          <table:table-cell office:value-type="float" office:value="0.066374">
            <text:p>0.06637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17536">
            <text:p>0.117536</text:p>
          </table:table-cell>
          <table:table-cell office:value-type="float" office:value="0.102354">
            <text:p>0.102354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25216">
            <text:p>0.125216</text:p>
          </table:table-cell>
          <table:table-cell office:value-type="float" office:value="0.107501">
            <text:p>0.107501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31329">
            <text:p>0.131329</text:p>
          </table:table-cell>
          <table:table-cell office:value-type="float" office:value="0.088796">
            <text:p>0.08879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36886">
            <text:p>0.136886</text:p>
          </table:table-cell>
          <table:table-cell office:value-type="float" office:value="0.080398">
            <text:p>0.080398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43655">
            <text:p>0.143655</text:p>
          </table:table-cell>
          <table:table-cell office:value-type="float" office:value="0.0861">
            <text:p>0.0861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5009">
            <text:p>0.15009</text:p>
          </table:table-cell>
          <table:table-cell office:value-type="float" office:value="0.097559">
            <text:p>0.097559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5696">
            <text:p>0.15696</text:p>
          </table:table-cell>
          <table:table-cell office:value-type="float" office:value="0.094977">
            <text:p>0.094977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63342">
            <text:p>0.163342</text:p>
          </table:table-cell>
          <table:table-cell office:value-type="float" office:value="0.106122">
            <text:p>0.106122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7136">
            <text:p>0.17136</text:p>
          </table:table-cell>
          <table:table-cell office:value-type="float" office:value="0.114813">
            <text:p>0.114813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78796">
            <text:p>0.178796</text:p>
          </table:table-cell>
          <table:table-cell office:value-type="float" office:value="0.125035">
            <text:p>0.125035</text:p>
          </table:table-cell>
        </table:table-row>
      </table:table>
      <table:table table:name="Sheet4" table:style-name="ta1">
        <table:shapes>
          <draw:frame draw:z-index="0" draw:style-name="gr1" svg:width="6.2988in" svg:height="3.5429in" svg:x="3.248in" svg:y="0.0394in">
            <draw:object draw:notify-on-update-of-ranges="Sheet4.A2:Sheet4.A21 Sheet4.B1:Sheet4.B1 Sheet4.B2:Sheet4.B21 Sheet4.A2:Sheet4.A21 Sheet4.C1:Sheet4.C1 Sheet4.C2:Sheet4.C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66668">
            <text:p>0.066668</text:p>
          </table:table-cell>
          <table:table-cell office:value-type="float" office:value="0.028387">
            <text:p>0.028387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74688">
            <text:p>0.074688</text:p>
          </table:table-cell>
          <table:table-cell office:value-type="float" office:value="0.031788">
            <text:p>0.031788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82787">
            <text:p>0.082787</text:p>
          </table:table-cell>
          <table:table-cell office:value-type="float" office:value="0.036017">
            <text:p>0.036017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9038">
            <text:p>0.09038</text:p>
          </table:table-cell>
          <table:table-cell office:value-type="float" office:value="0.038996">
            <text:p>0.038996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98364">
            <text:p>0.098364</text:p>
          </table:table-cell>
          <table:table-cell office:value-type="float" office:value="0.043036">
            <text:p>0.04303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106269">
            <text:p>0.106269</text:p>
          </table:table-cell>
          <table:table-cell office:value-type="float" office:value="0.045754">
            <text:p>0.045754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114679">
            <text:p>0.114679</text:p>
          </table:table-cell>
          <table:table-cell office:value-type="float" office:value="0.071692">
            <text:p>0.07169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137581">
            <text:p>0.137581</text:p>
          </table:table-cell>
          <table:table-cell office:value-type="float" office:value="0.053391">
            <text:p>0.053391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30674">
            <text:p>0.130674</text:p>
          </table:table-cell>
          <table:table-cell office:value-type="float" office:value="0.074613">
            <text:p>0.074613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38333">
            <text:p>0.138333</text:p>
          </table:table-cell>
          <table:table-cell office:value-type="float" office:value="0.060986">
            <text:p>0.06098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48691">
            <text:p>0.148691</text:p>
          </table:table-cell>
          <table:table-cell office:value-type="float" office:value="0.071381">
            <text:p>0.071381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57893">
            <text:p>0.157893</text:p>
          </table:table-cell>
          <table:table-cell office:value-type="float" office:value="0.072417">
            <text:p>0.072417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65585">
            <text:p>0.165585</text:p>
          </table:table-cell>
          <table:table-cell office:value-type="float" office:value="0.078105">
            <text:p>0.078105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75632">
            <text:p>0.175632</text:p>
          </table:table-cell>
          <table:table-cell office:value-type="float" office:value="0.090185">
            <text:p>0.090185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83482">
            <text:p>0.183482</text:p>
          </table:table-cell>
          <table:table-cell office:value-type="float" office:value="0.093945">
            <text:p>0.09394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97073">
            <text:p>0.197073</text:p>
          </table:table-cell>
          <table:table-cell office:value-type="float" office:value="0.131442">
            <text:p>0.131442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211757">
            <text:p>0.211757</text:p>
          </table:table-cell>
          <table:table-cell office:value-type="float" office:value="0.141549">
            <text:p>0.141549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213352">
            <text:p>0.213352</text:p>
          </table:table-cell>
          <table:table-cell office:value-type="float" office:value="0.114498">
            <text:p>0.114498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224604">
            <text:p>0.224604</text:p>
          </table:table-cell>
          <table:table-cell office:value-type="float" office:value="0.137406">
            <text:p>0.137406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229644">
            <text:p>0.229644</text:p>
          </table:table-cell>
          <table:table-cell office:value-type="float" office:value="0.148345">
            <text:p>0.148345</text:p>
          </table:table-cell>
        </table:table-row>
      </table:table>
      <table:table table:name="Sheet5" table:style-name="ta1">
        <table:shapes>
          <draw:frame draw:z-index="0" draw:style-name="gr1" svg:width="6.2988in" svg:height="3.5429in" svg:x="3.6713in" svg:y="0.5205in">
            <draw:object draw:notify-on-update-of-ranges="Sheet5.A1:Sheet5.A1 Sheet5.A2:Sheet5.A21 Sheet5.B1:Sheet5.B1 Sheet5.B2:Sheet5.B21 Sheet5.A1:Sheet5.A1 Sheet5.A2:Sheet5.A21 Sheet5.C1:Sheet5.C1 Sheet5.C2:Sheet5.C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.448041">
            <text:p>5.448041</text:p>
          </table:table-cell>
          <table:table-cell office:value-type="float" office:value="0.109018">
            <text:p>0.109018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6.609041">
            <text:p>6.609041</text:p>
          </table:table-cell>
          <table:table-cell office:value-type="float" office:value="0.112091">
            <text:p>0.112091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8.001816">
            <text:p>8.001816</text:p>
          </table:table-cell>
          <table:table-cell office:value-type="float" office:value="0.124994">
            <text:p>0.124994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9.323963">
            <text:p>9.323963</text:p>
          </table:table-cell>
          <table:table-cell office:value-type="float" office:value="0.139625">
            <text:p>0.139625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1.129795">
            <text:p>11.129795</text:p>
          </table:table-cell>
          <table:table-cell office:value-type="float" office:value="0.147633">
            <text:p>0.147633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2.83388">
            <text:p>12.83388</text:p>
          </table:table-cell>
          <table:table-cell office:value-type="float" office:value="0.160369">
            <text:p>0.160369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4.529931">
            <text:p>14.529931</text:p>
          </table:table-cell>
          <table:table-cell office:value-type="float" office:value="0.180802">
            <text:p>0.18080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16.560357">
            <text:p>16.560357</text:p>
          </table:table-cell>
          <table:table-cell office:value-type="float" office:value="0.184813">
            <text:p>0.184813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8.805245">
            <text:p>18.805245</text:p>
          </table:table-cell>
          <table:table-cell office:value-type="float" office:value="0.194684">
            <text:p>0.194684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21.081318">
            <text:p>21.081318</text:p>
          </table:table-cell>
          <table:table-cell office:value-type="float" office:value="0.205799">
            <text:p>0.205799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3.19951">
            <text:p>23.19951</text:p>
          </table:table-cell>
          <table:table-cell office:value-type="float" office:value="0.233362">
            <text:p>0.233362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25.485551">
            <text:p>25.485551</text:p>
          </table:table-cell>
          <table:table-cell office:value-type="float" office:value="0.234484">
            <text:p>0.234484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27.98384">
            <text:p>27.98384</text:p>
          </table:table-cell>
          <table:table-cell office:value-type="float" office:value="0.240314">
            <text:p>0.240314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31.06558">
            <text:p>31.06558</text:p>
          </table:table-cell>
          <table:table-cell office:value-type="float" office:value="0.262813">
            <text:p>0.262813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33.642485">
            <text:p>33.642485</text:p>
          </table:table-cell>
          <table:table-cell office:value-type="float" office:value="0.267209">
            <text:p>0.267209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6.526924">
            <text:p>36.526924</text:p>
          </table:table-cell>
          <table:table-cell office:value-type="float" office:value="0.29858">
            <text:p>0.29858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9.235256">
            <text:p>39.235256</text:p>
          </table:table-cell>
          <table:table-cell office:value-type="float" office:value="0.297141">
            <text:p>0.297141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42.801426">
            <text:p>42.801426</text:p>
          </table:table-cell>
          <table:table-cell office:value-type="float" office:value="0.319472">
            <text:p>0.319472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46.34931">
            <text:p>46.34931</text:p>
          </table:table-cell>
          <table:table-cell office:value-type="float" office:value="0.332182">
            <text:p>0.332182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49.563585">
            <text:p>49.563585</text:p>
          </table:table-cell>
          <table:table-cell office:value-type="float" office:value="0.343151">
            <text:p>0.343151</text:p>
          </table:table-cell>
        </table:table-row>
      </table:table>
      <table:table table:name="Sheet6" table:style-name="ta1">
        <table:shapes>
          <draw:frame draw:z-index="0" draw:style-name="gr1" svg:width="6.2988in" svg:height="3.5429in" svg:x="4.4839in" svg:y="2.002in">
            <draw:object draw:notify-on-update-of-ranges="Sheet6.A2:Sheet6.A21 Sheet6.A2:Sheet6.A21 Sheet6.B1:Sheet6.B1 Sheet6.B2:Sheet6.B21 Sheet6.A2:Sheet6.A21 Sheet6.C1:Sheet6.C1 Sheet6.C2:Sheet6.C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.427847">
            <text:p>4.427847</text:p>
          </table:table-cell>
          <table:table-cell office:value-type="float" office:value="0.111519">
            <text:p>0.111519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5.525617">
            <text:p>5.525617</text:p>
          </table:table-cell>
          <table:table-cell office:value-type="float" office:value="0.114188">
            <text:p>0.114188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6.650837">
            <text:p>6.650837</text:p>
          </table:table-cell>
          <table:table-cell office:value-type="float" office:value="0.126434">
            <text:p>0.126434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7.842164">
            <text:p>7.842164</text:p>
          </table:table-cell>
          <table:table-cell office:value-type="float" office:value="0.137289">
            <text:p>0.137289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9.298173">
            <text:p>9.298173</text:p>
          </table:table-cell>
          <table:table-cell office:value-type="float" office:value="0.157624">
            <text:p>0.157624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0.524392">
            <text:p>10.524392</text:p>
          </table:table-cell>
          <table:table-cell office:value-type="float" office:value="0.168462">
            <text:p>0.168462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2.035524">
            <text:p>12.035524</text:p>
          </table:table-cell>
          <table:table-cell office:value-type="float" office:value="0.179156">
            <text:p>0.179156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13.974981">
            <text:p>13.974981</text:p>
          </table:table-cell>
          <table:table-cell office:value-type="float" office:value="0.185446">
            <text:p>0.185446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5.858815">
            <text:p>15.858815</text:p>
          </table:table-cell>
          <table:table-cell office:value-type="float" office:value="0.212585">
            <text:p>0.212585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17.750783">
            <text:p>17.750783</text:p>
          </table:table-cell>
          <table:table-cell office:value-type="float" office:value="0.225718">
            <text:p>0.225718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9.642614">
            <text:p>19.642614</text:p>
          </table:table-cell>
          <table:table-cell office:value-type="float" office:value="0.245513">
            <text:p>0.245513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21.644208">
            <text:p>21.644208</text:p>
          </table:table-cell>
          <table:table-cell office:value-type="float" office:value="0.288853">
            <text:p>0.288853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23.769276">
            <text:p>23.769276</text:p>
          </table:table-cell>
          <table:table-cell office:value-type="float" office:value="0.269964">
            <text:p>0.269964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6.100577">
            <text:p>26.100577</text:p>
          </table:table-cell>
          <table:table-cell office:value-type="float" office:value="0.278031">
            <text:p>0.278031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28.652128">
            <text:p>28.652128</text:p>
          </table:table-cell>
          <table:table-cell office:value-type="float" office:value="0.277906">
            <text:p>0.27790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0.89684">
            <text:p>30.89684</text:p>
          </table:table-cell>
          <table:table-cell office:value-type="float" office:value="0.292459">
            <text:p>0.292459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3.643644">
            <text:p>33.643644</text:p>
          </table:table-cell>
          <table:table-cell office:value-type="float" office:value="0.311897">
            <text:p>0.311897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36.718704">
            <text:p>36.718704</text:p>
          </table:table-cell>
          <table:table-cell office:value-type="float" office:value="0.331184">
            <text:p>0.331184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40.8319">
            <text:p>40.8319</text:p>
          </table:table-cell>
          <table:table-cell office:value-type="float" office:value="0.351439">
            <text:p>0.35143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42.391804">
            <text:p>42.391804</text:p>
          </table:table-cell>
          <table:table-cell office:value-type="float" office:value="0.400766">
            <text:p>0.400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3T19:18:28</dc:date>
    <dc:creator>Huwenbo Shi</dc:creator>
    <meta:generator>LibreOffice/3.5$Linux_x86 LibreOffice_project/350m1$Build-202</meta:generator>
    <meta:editing-duration>PT1H2M59S</meta:editing-duration>
    <meta:editing-cycles>7</meta:editing-cycles>
    <meta:document-statistic meta:table-count="6" meta:cell-count="3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title svg:x="3.22cm" svg:y="0.316cm" chart:style-name="ch2">
          <text:p>Timing Comparison (30%A 30%C 20%G 20%T)</text:p>
        </chart:title>
        <chart:legend chart:legend-position="end" svg:x="13.623cm" svg:y="3.952cm" style:legend-expansion="high" chart:style-name="ch3"/>
        <chart:plot-area chart:style-name="ch4" table:cell-range-address="Sheet1.A2:Sheet1.B21 Sheet1.C1:Sheet1.C21 Sheet1.B1:Sheet1.B1" chart:data-source-has-labels="row" svg:x="1.331cm" svg:y="1.635cm" svg:width="11.653cm" svg:height="6.204cm">
          <chartooo:coordinate-region svg:x="2.243cm" svg:y="1.835cm" svg:width="10.741cm" svg:height="5.357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1.C2:Sheet1.C21" chart:label-cell-address="Sheet1.C1:Sheet1.C1" chart:class="chart:scatter">
            <chart:domain table:cell-range-address="Sheet1.A2:Sheet1.A21"/>
            <chart:data-point chart:repeated="20"/>
          </chart:series>
          <chart:series chart:style-name="ch11" chart:values-cell-range-address="Sheet1.B2:Sheet1.B21" chart:label-cell-address="Sheet1.B1:Sheet1.B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 &amp; M</text:p>
                <draw:g>
                  <svg:desc>Sheet1.C1:Sheet1.C1</svg:desc>
                </draw:g>
              </table:table-cell>
              <table:table-cell office:value-type="string">
                <text:p>qsor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:Sheet1.A21</svg:desc>
                </draw:g>
              </table:table-cell>
              <table:table-cell office:value-type="float" office:value="0.023169">
                <text:p>0.023169</text:p>
                <draw:g>
                  <svg:desc>Sheet1.C2:Sheet1.C21</svg:desc>
                </draw:g>
              </table:table-cell>
              <table:table-cell office:value-type="float" office:value="0.04923">
                <text:p>0.04923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25655">
                <text:p>0.025655</text:p>
              </table:table-cell>
              <table:table-cell office:value-type="float" office:value="0.054884">
                <text:p>0.05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36762">
                <text:p>0.036762</text:p>
              </table:table-cell>
              <table:table-cell office:value-type="float" office:value="0.060509">
                <text:p>0.06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38922">
                <text:p>0.038922</text:p>
              </table:table-cell>
              <table:table-cell office:value-type="float" office:value="0.066244">
                <text:p>0.066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42214">
                <text:p>0.042214</text:p>
              </table:table-cell>
              <table:table-cell office:value-type="float" office:value="0.071586">
                <text:p>0.071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6017">
                <text:p>0.06017</text:p>
              </table:table-cell>
              <table:table-cell office:value-type="float" office:value="0.078821">
                <text:p>0.07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71918">
                <text:p>0.071918</text:p>
              </table:table-cell>
              <table:table-cell office:value-type="float" office:value="0.084664">
                <text:p>0.084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7874">
                <text:p>0.07874</text:p>
              </table:table-cell>
              <table:table-cell office:value-type="float" office:value="0.090101">
                <text:p>0.090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058447">
                <text:p>0.058447</text:p>
              </table:table-cell>
              <table:table-cell office:value-type="float" office:value="0.095099">
                <text:p>0.095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069595">
                <text:p>0.069595</text:p>
              </table:table-cell>
              <table:table-cell office:value-type="float" office:value="0.102194">
                <text:p>0.1021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071276">
                <text:p>0.071276</text:p>
              </table:table-cell>
              <table:table-cell office:value-type="float" office:value="0.108385">
                <text:p>0.108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077825">
                <text:p>0.077825</text:p>
              </table:table-cell>
              <table:table-cell office:value-type="float" office:value="0.114552">
                <text:p>0.114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092576">
                <text:p>0.092576</text:p>
              </table:table-cell>
              <table:table-cell office:value-type="float" office:value="0.121966">
                <text:p>0.121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098582">
                <text:p>0.098582</text:p>
              </table:table-cell>
              <table:table-cell office:value-type="float" office:value="0.127435">
                <text:p>0.127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09096">
                <text:p>0.109096</text:p>
              </table:table-cell>
              <table:table-cell office:value-type="float" office:value="0.138321">
                <text:p>0.13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06893">
                <text:p>0.106893</text:p>
              </table:table-cell>
              <table:table-cell office:value-type="float" office:value="0.145754">
                <text:p>0.145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17423">
                <text:p>0.117423</text:p>
              </table:table-cell>
              <table:table-cell office:value-type="float" office:value="0.150593">
                <text:p>0.150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2625">
                <text:p>0.12625</text:p>
              </table:table-cell>
              <table:table-cell office:value-type="float" office:value="0.162232">
                <text:p>0.162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41094">
                <text:p>0.141094</text:p>
              </table:table-cell>
              <table:table-cell office:value-type="float" office:value="0.164678">
                <text:p>0.16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7211">
                <text:p>0.17211</text:p>
              </table:table-cell>
              <table:table-cell office:value-type="float" office:value="0.179551">
                <text:p>0.179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D000000DDF26554F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Timing Comparison (40%A 20%C 20%G 20%T)</text:p>
        </chart:title>
        <chart:legend chart:legend-position="end" svg:x="13.623cm" svg:y="3.952cm" style:legend-expansion="high" chart:style-name="ch3"/>
        <chart:plot-area chart:style-name="ch4" table:cell-range-address="Sheet2.A2:Sheet2.C21 Sheet2.B1:Sheet2.C1" chart:data-source-has-labels="row" svg:x="1.331cm" svg:y="1.635cm" svg:width="11.653cm" svg:height="6.204cm">
          <chartooo:coordinate-region svg:x="2.243cm" svg:y="1.834cm" svg:width="10.741cm" svg:height="5.358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2.B2:Sheet2.B21" chart:label-cell-address="Sheet2.B1:Sheet2.B1" chart:class="chart:scatter">
            <chart:domain table:cell-range-address="Sheet2.A2:Sheet2.A21"/>
            <chart:data-point chart:repeated="20"/>
          </chart:series>
          <chart:series chart:style-name="ch11" chart:values-cell-range-address="Sheet2.C2:Sheet2.C21" chart:label-cell-address="Sheet2.C1:Sheet2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2.B1:Sheet2.B1</svg:desc>
                </draw:g>
              </table:table-cell>
              <table:table-cell office:value-type="string">
                <text:p>M &amp; M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A2:Sheet2.A21</svg:desc>
                </draw:g>
              </table:table-cell>
              <table:table-cell office:value-type="float" office:value="0.05115">
                <text:p>0.05115</text:p>
                <draw:g>
                  <svg:desc>Sheet2.B2:Sheet2.B21</svg:desc>
                </draw:g>
              </table:table-cell>
              <table:table-cell office:value-type="float" office:value="0.028498">
                <text:p>0.028498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5846">
                <text:p>0.05846</text:p>
              </table:table-cell>
              <table:table-cell office:value-type="float" office:value="0.033033">
                <text:p>0.033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61621">
                <text:p>0.061621</text:p>
              </table:table-cell>
              <table:table-cell office:value-type="float" office:value="0.037561">
                <text:p>0.03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69866">
                <text:p>0.069866</text:p>
              </table:table-cell>
              <table:table-cell office:value-type="float" office:value="0.038885">
                <text:p>0.038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7373">
                <text:p>0.07373</text:p>
              </table:table-cell>
              <table:table-cell office:value-type="float" office:value="0.042927">
                <text:p>0.042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80703">
                <text:p>0.080703</text:p>
              </table:table-cell>
              <table:table-cell office:value-type="float" office:value="0.062726">
                <text:p>0.062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86288">
                <text:p>0.086288</text:p>
              </table:table-cell>
              <table:table-cell office:value-type="float" office:value="0.073264">
                <text:p>0.073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91893">
                <text:p>0.091893</text:p>
              </table:table-cell>
              <table:table-cell office:value-type="float" office:value="0.079528">
                <text:p>0.079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096999">
                <text:p>0.096999</text:p>
              </table:table-cell>
              <table:table-cell office:value-type="float" office:value="0.057826">
                <text:p>0.05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03762">
                <text:p>0.103762</text:p>
              </table:table-cell>
              <table:table-cell office:value-type="float" office:value="0.066193">
                <text:p>0.066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10664">
                <text:p>0.110664</text:p>
              </table:table-cell>
              <table:table-cell office:value-type="float" office:value="0.074921">
                <text:p>0.074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16786">
                <text:p>0.116786</text:p>
              </table:table-cell>
              <table:table-cell office:value-type="float" office:value="0.079714">
                <text:p>0.079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23029">
                <text:p>0.123029</text:p>
              </table:table-cell>
              <table:table-cell office:value-type="float" office:value="0.08627">
                <text:p>0.0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28962">
                <text:p>0.128962</text:p>
              </table:table-cell>
              <table:table-cell office:value-type="float" office:value="0.092612">
                <text:p>0.092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35064">
                <text:p>0.135064</text:p>
              </table:table-cell>
              <table:table-cell office:value-type="float" office:value="0.098952">
                <text:p>0.09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40916">
                <text:p>0.140916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48904">
                <text:p>0.148904</text:p>
              </table:table-cell>
              <table:table-cell office:value-type="float" office:value="0.113271">
                <text:p>0.113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54357">
                <text:p>0.154357</text:p>
              </table:table-cell>
              <table:table-cell office:value-type="float" office:value="0.107907">
                <text:p>0.107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60855">
                <text:p>0.160855</text:p>
              </table:table-cell>
              <table:table-cell office:value-type="float" office:value="0.12169">
                <text:p>0.12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68067">
                <text:p>0.168067</text:p>
              </table:table-cell>
              <table:table-cell office:value-type="float" office:value="0.134183">
                <text:p>0.134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Timing Comparison (50%A 30%C 10%G 10%T)</text:p>
        </chart:title>
        <chart:legend chart:legend-position="end" svg:x="13.623cm" svg:y="3.952cm" style:legend-expansion="high" chart:style-name="ch3"/>
        <chart:plot-area chart:style-name="ch4" table:cell-range-address="Sheet3.A2:Sheet3.C21 Sheet3.B1:Sheet3.C1" chart:data-source-has-labels="row" svg:x="1.331cm" svg:y="1.635cm" svg:width="11.653cm" svg:height="6.204cm">
          <chartooo:coordinate-region svg:x="2.243cm" svg:y="1.835cm" svg:width="10.741cm" svg:height="5.357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3.B2:Sheet3.B21" chart:label-cell-address="Sheet3.B1:Sheet3.B1" chart:class="chart:scatter">
            <chart:domain table:cell-range-address="Sheet3.A2:Sheet3.A21"/>
            <chart:data-point chart:repeated="20"/>
          </chart:series>
          <chart:series chart:style-name="ch11" chart:values-cell-range-address="Sheet3.C2:Sheet3.C21" chart:label-cell-address="Sheet3.C1:Sheet3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3.B1:Sheet3.B1</svg:desc>
                </draw:g>
              </table:table-cell>
              <table:table-cell office:value-type="string">
                <text:p>M &amp; M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3.A2:Sheet3.A21</svg:desc>
                </draw:g>
              </table:table-cell>
              <table:table-cell office:value-type="float" office:value="0.054177">
                <text:p>0.054177</text:p>
                <draw:g>
                  <svg:desc>Sheet3.B2:Sheet3.B21</svg:desc>
                </draw:g>
              </table:table-cell>
              <table:table-cell office:value-type="float" office:value="0.026577">
                <text:p>0.026577</text:p>
                <draw:g>
                  <svg:desc>Sheet3.C2:Sheet3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59572">
                <text:p>0.059572</text:p>
              </table:table-cell>
              <table:table-cell office:value-type="float" office:value="0.029945">
                <text:p>0.02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65495">
                <text:p>0.065495</text:p>
              </table:table-cell>
              <table:table-cell office:value-type="float" office:value="0.032191">
                <text:p>0.032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71824">
                <text:p>0.071824</text:p>
              </table:table-cell>
              <table:table-cell office:value-type="float" office:value="0.037891">
                <text:p>0.03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78694">
                <text:p>0.078694</text:p>
              </table:table-cell>
              <table:table-cell office:value-type="float" office:value="0.04365">
                <text:p>0.04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86262">
                <text:p>0.086262</text:p>
              </table:table-cell>
              <table:table-cell office:value-type="float" office:value="0.044168">
                <text:p>0.044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90879">
                <text:p>0.090879</text:p>
              </table:table-cell>
              <table:table-cell office:value-type="float" office:value="0.04495">
                <text:p>0.04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97178">
                <text:p>0.097178</text:p>
              </table:table-cell>
              <table:table-cell office:value-type="float" office:value="0.050764">
                <text:p>0.050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103209">
                <text:p>0.103209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10357">
                <text:p>0.110357</text:p>
              </table:table-cell>
              <table:table-cell office:value-type="float" office:value="0.066374">
                <text:p>0.06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17536">
                <text:p>0.117536</text:p>
              </table:table-cell>
              <table:table-cell office:value-type="float" office:value="0.102354">
                <text:p>0.102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25216">
                <text:p>0.125216</text:p>
              </table:table-cell>
              <table:table-cell office:value-type="float" office:value="0.107501">
                <text:p>0.107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31329">
                <text:p>0.131329</text:p>
              </table:table-cell>
              <table:table-cell office:value-type="float" office:value="0.088796">
                <text:p>0.088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36886">
                <text:p>0.136886</text:p>
              </table:table-cell>
              <table:table-cell office:value-type="float" office:value="0.080398">
                <text:p>0.080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43655">
                <text:p>0.143655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5009">
                <text:p>0.15009</text:p>
              </table:table-cell>
              <table:table-cell office:value-type="float" office:value="0.097559">
                <text:p>0.097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5696">
                <text:p>0.15696</text:p>
              </table:table-cell>
              <table:table-cell office:value-type="float" office:value="0.094977">
                <text:p>0.09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63342">
                <text:p>0.163342</text:p>
              </table:table-cell>
              <table:table-cell office:value-type="float" office:value="0.106122">
                <text:p>0.10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7136">
                <text:p>0.17136</text:p>
              </table:table-cell>
              <table:table-cell office:value-type="float" office:value="0.114813">
                <text:p>0.114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78796">
                <text:p>0.178796</text:p>
              </table:table-cell>
              <table:table-cell office:value-type="float" office:value="0.125035">
                <text:p>0.125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Timing Comparison (80%A 20%T)</text:p>
        </chart:title>
        <chart:legend chart:legend-position="end" svg:x="13.623cm" svg:y="3.952cm" style:legend-expansion="high" chart:style-name="ch3"/>
        <chart:plot-area chart:style-name="ch4" table:cell-range-address="Sheet4.A2:Sheet4.C21 Sheet4.B1:Sheet4.C1" chart:data-source-has-labels="row" svg:x="1.331cm" svg:y="1.635cm" svg:width="11.653cm" svg:height="6.204cm">
          <chartooo:coordinate-region svg:x="2.243cm" svg:y="1.834cm" svg:width="10.741cm" svg:height="5.358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4.B2:Sheet4.B21" chart:label-cell-address="Sheet4.B1:Sheet4.B1" chart:class="chart:scatter">
            <chart:domain table:cell-range-address="Sheet4.A2:Sheet4.A21"/>
            <chart:data-point chart:repeated="20"/>
          </chart:series>
          <chart:series chart:style-name="ch11" chart:values-cell-range-address="Sheet4.C2:Sheet4.C21" chart:label-cell-address="Sheet4.C1:Sheet4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4.B1:Sheet4.B1</svg:desc>
                </draw:g>
              </table:table-cell>
              <table:table-cell office:value-type="string">
                <text:p>M &amp; M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4.A2:Sheet4.A21</svg:desc>
                </draw:g>
              </table:table-cell>
              <table:table-cell office:value-type="float" office:value="0.066668">
                <text:p>0.066668</text:p>
                <draw:g>
                  <svg:desc>Sheet4.B2:Sheet4.B21</svg:desc>
                </draw:g>
              </table:table-cell>
              <table:table-cell office:value-type="float" office:value="0.028387">
                <text:p>0.028387</text:p>
                <draw:g>
                  <svg:desc>Sheet4.C2:Sheet4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74688">
                <text:p>0.074688</text:p>
              </table:table-cell>
              <table:table-cell office:value-type="float" office:value="0.031788">
                <text:p>0.031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82787">
                <text:p>0.082787</text:p>
              </table:table-cell>
              <table:table-cell office:value-type="float" office:value="0.036017">
                <text:p>0.03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9038">
                <text:p>0.09038</text:p>
              </table:table-cell>
              <table:table-cell office:value-type="float" office:value="0.038996">
                <text:p>0.038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98364">
                <text:p>0.098364</text:p>
              </table:table-cell>
              <table:table-cell office:value-type="float" office:value="0.043036">
                <text:p>0.043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106269">
                <text:p>0.106269</text:p>
              </table:table-cell>
              <table:table-cell office:value-type="float" office:value="0.045754">
                <text:p>0.04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114679">
                <text:p>0.114679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137581">
                <text:p>0.137581</text:p>
              </table:table-cell>
              <table:table-cell office:value-type="float" office:value="0.053391">
                <text:p>0.053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130674">
                <text:p>0.130674</text:p>
              </table:table-cell>
              <table:table-cell office:value-type="float" office:value="0.074613">
                <text:p>0.074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38333">
                <text:p>0.138333</text:p>
              </table:table-cell>
              <table:table-cell office:value-type="float" office:value="0.060986">
                <text:p>0.060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48691">
                <text:p>0.148691</text:p>
              </table:table-cell>
              <table:table-cell office:value-type="float" office:value="0.071381">
                <text:p>0.07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57893">
                <text:p>0.157893</text:p>
              </table:table-cell>
              <table:table-cell office:value-type="float" office:value="0.072417">
                <text:p>0.072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65585">
                <text:p>0.165585</text:p>
              </table:table-cell>
              <table:table-cell office:value-type="float" office:value="0.078105">
                <text:p>0.078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75632">
                <text:p>0.175632</text:p>
              </table:table-cell>
              <table:table-cell office:value-type="float" office:value="0.090185">
                <text:p>0.090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83482">
                <text:p>0.183482</text:p>
              </table:table-cell>
              <table:table-cell office:value-type="float" office:value="0.093945">
                <text:p>0.093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97073">
                <text:p>0.197073</text:p>
              </table:table-cell>
              <table:table-cell office:value-type="float" office:value="0.131442">
                <text:p>0.131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211757">
                <text:p>0.211757</text:p>
              </table:table-cell>
              <table:table-cell office:value-type="float" office:value="0.141549">
                <text:p>0.141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213352">
                <text:p>0.213352</text:p>
              </table:table-cell>
              <table:table-cell office:value-type="float" office:value="0.114498">
                <text:p>0.114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224604">
                <text:p>0.224604</text:p>
              </table:table-cell>
              <table:table-cell office:value-type="float" office:value="0.137406">
                <text:p>0.137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229644">
                <text:p>0.229644</text:p>
              </table:table-cell>
              <table:table-cell office:value-type="float" office:value="0.148345">
                <text:p>0.148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64cm" svg:y="0.316cm" chart:style-name="ch2">
          <text:p>Timing Comparison (ATATATAT...)</text:p>
        </chart:title>
        <chart:legend chart:legend-position="end" svg:x="13.623cm" svg:y="3.952cm" style:legend-expansion="high" chart:style-name="ch3"/>
        <chart:plot-area chart:style-name="ch4" table:cell-range-address="Sheet5.A1:Sheet5.C21" chart:data-source-has-labels="row" svg:x="1.331cm" svg:y="1.635cm" svg:width="11.653cm" svg:height="6.204cm">
          <chartooo:coordinate-region svg:x="1.952cm" svg:y="1.834cm" svg:width="11.032cm" svg:height="5.358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5.B2:Sheet5.B21" chart:label-cell-address="Sheet5.B1:Sheet5.B1" chart:class="chart:scatter">
            <chart:domain table:cell-range-address="Sheet5.A2:Sheet5.A21"/>
            <chart:data-point chart:repeated="20"/>
          </chart:series>
          <chart:series chart:style-name="ch11" chart:values-cell-range-address="Sheet5.C2:Sheet5.C21" chart:label-cell-address="Sheet5.C1:Sheet5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5.B1:Sheet5.B1</svg:desc>
                </draw:g>
              </table:table-cell>
              <table:table-cell office:value-type="string">
                <text:p>M &amp; M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5.A2:Sheet5.A21</svg:desc>
                </draw:g>
              </table:table-cell>
              <table:table-cell office:value-type="float" office:value="5.448041">
                <text:p>5.448041</text:p>
                <draw:g>
                  <svg:desc>Sheet5.B2:Sheet5.B21</svg:desc>
                </draw:g>
              </table:table-cell>
              <table:table-cell office:value-type="float" office:value="0.109018">
                <text:p>0.109018</text:p>
                <draw:g>
                  <svg:desc>Sheet5.C2:Sheet5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6.609041">
                <text:p>6.609041</text:p>
              </table:table-cell>
              <table:table-cell office:value-type="float" office:value="0.112091">
                <text:p>0.112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8.001816">
                <text:p>8.001816</text:p>
              </table:table-cell>
              <table:table-cell office:value-type="float" office:value="0.124994">
                <text:p>0.124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9.323963">
                <text:p>9.323963</text:p>
              </table:table-cell>
              <table:table-cell office:value-type="float" office:value="0.139625">
                <text:p>0.139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11.129795">
                <text:p>11.129795</text:p>
              </table:table-cell>
              <table:table-cell office:value-type="float" office:value="0.147633">
                <text:p>0.147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12.83388">
                <text:p>12.83388</text:p>
              </table:table-cell>
              <table:table-cell office:value-type="float" office:value="0.160369">
                <text:p>0.160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14.529931">
                <text:p>14.529931</text:p>
              </table:table-cell>
              <table:table-cell office:value-type="float" office:value="0.180802">
                <text:p>0.180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16.560357">
                <text:p>16.560357</text:p>
              </table:table-cell>
              <table:table-cell office:value-type="float" office:value="0.184813">
                <text:p>0.184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18.805245">
                <text:p>18.805245</text:p>
              </table:table-cell>
              <table:table-cell office:value-type="float" office:value="0.194684">
                <text:p>0.194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21.081318">
                <text:p>21.081318</text:p>
              </table:table-cell>
              <table:table-cell office:value-type="float" office:value="0.205799">
                <text:p>0.20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23.19951">
                <text:p>23.19951</text:p>
              </table:table-cell>
              <table:table-cell office:value-type="float" office:value="0.233362">
                <text:p>0.233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25.485551">
                <text:p>25.485551</text:p>
              </table:table-cell>
              <table:table-cell office:value-type="float" office:value="0.234484">
                <text:p>0.234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27.98384">
                <text:p>27.98384</text:p>
              </table:table-cell>
              <table:table-cell office:value-type="float" office:value="0.240314">
                <text:p>0.240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31.06558">
                <text:p>31.06558</text:p>
              </table:table-cell>
              <table:table-cell office:value-type="float" office:value="0.262813">
                <text:p>0.26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33.642485">
                <text:p>33.642485</text:p>
              </table:table-cell>
              <table:table-cell office:value-type="float" office:value="0.267209">
                <text:p>0.26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36.526924">
                <text:p>36.526924</text:p>
              </table:table-cell>
              <table:table-cell office:value-type="float" office:value="0.29858">
                <text:p>0.29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39.235256">
                <text:p>39.235256</text:p>
              </table:table-cell>
              <table:table-cell office:value-type="float" office:value="0.297141">
                <text:p>0.297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42.801426">
                <text:p>42.801426</text:p>
              </table:table-cell>
              <table:table-cell office:value-type="float" office:value="0.319472">
                <text:p>0.319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46.34931">
                <text:p>46.34931</text:p>
              </table:table-cell>
              <table:table-cell office:value-type="float" office:value="0.332182">
                <text:p>0.332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49.563585">
                <text:p>49.563585</text:p>
              </table:table-cell>
              <table:table-cell office:value-type="float" office:value="0.343151">
                <text:p>0.3431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3.062cm" svg:y="0.316cm" chart:style-name="ch2">
          <text:p>Timing Comparison (Repeat of "ATTCGGACGA")</text:p>
        </chart:title>
        <chart:legend chart:legend-position="end" svg:x="13.623cm" svg:y="3.952cm" style:legend-expansion="high" chart:style-name="ch3"/>
        <chart:plot-area chart:style-name="ch4" table:cell-range-address="Sheet6.A1:Sheet6.C21" chart:data-source-has-labels="both" svg:x="1.331cm" svg:y="1.635cm" svg:width="11.653cm" svg:height="6.204cm">
          <chartooo:coordinate-region svg:x="1.952cm" svg:y="1.835cm" svg:width="11.032cm" svg:height="5.357cm"/>
          <chart:axis chart:dimension="x" chart:name="primary-x" chart:style-name="ch5" chartooo:axis-type="auto">
            <chart:title svg:x="5.525cm" svg:y="8.019cm" chart:style-name="ch6">
              <text:p>Number of Base Pairs</text:p>
            </chart:title>
            <chart:categories table:cell-range-address="Sheet6.A2:Sheet6.A21"/>
          </chart:axis>
          <chart:axis chart:dimension="x" chart:name="secondary-x" chart:style-name="ch7"/>
          <chart:axis chart:dimension="y" chart:name="primary-y" chart:style-name="ch8">
            <chart:title svg:x="0.451cm" svg:y="5.548cm" chart:style-name="ch9">
              <text:p>Time (sec)</text:p>
            </chart:title>
            <chart:grid chart:style-name="ch10" chart:class="major"/>
          </chart:axis>
          <chart:series chart:style-name="ch11" chart:values-cell-range-address="Sheet6.B2:Sheet6.B21" chart:label-cell-address="Sheet6.B1:Sheet6.B1" chart:class="chart:scatter">
            <chart:domain table:cell-range-address="Sheet6.A2:Sheet6.A21"/>
            <chart:data-point chart:repeated="20"/>
          </chart:series>
          <chart:series chart:style-name="ch12" chart:values-cell-range-address="Sheet6.C2:Sheet6.C21" chart:label-cell-address="Sheet6.C1:Sheet6.C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6.B1:Sheet6.B1</svg:desc>
                </draw:g>
              </table:table-cell>
              <table:table-cell office:value-type="string">
                <text:p>M &amp; M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6.A2:Sheet6.A21</svg:desc>
                </draw:g>
              </table:table-cell>
              <table:table-cell office:value-type="float" office:value="100000">
                <text:p>100000</text:p>
                <draw:g>
                  <svg:desc>Sheet6.A2:Sheet6.A21</svg:desc>
                </draw:g>
              </table:table-cell>
              <table:table-cell office:value-type="float" office:value="4.427847">
                <text:p>4.427847</text:p>
                <draw:g>
                  <svg:desc>Sheet6.B2:Sheet6.B21</svg:desc>
                </draw:g>
              </table:table-cell>
              <table:table-cell office:value-type="float" office:value="0.111519">
                <text:p>0.111519</text:p>
                <draw:g>
                  <svg:desc>Sheet6.C2:Sheet6.C21</svg:desc>
                </draw:g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5.525617">
                <text:p>5.525617</text:p>
              </table:table-cell>
              <table:table-cell office:value-type="float" office:value="0.114188">
                <text:p>0.11418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6.650837">
                <text:p>6.650837</text:p>
              </table:table-cell>
              <table:table-cell office:value-type="float" office:value="0.126434">
                <text:p>0.126434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7.842164">
                <text:p>7.842164</text:p>
              </table:table-cell>
              <table:table-cell office:value-type="float" office:value="0.137289">
                <text:p>0.13728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9.298173">
                <text:p>9.298173</text:p>
              </table:table-cell>
              <table:table-cell office:value-type="float" office:value="0.157624">
                <text:p>0.1576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0.524392">
                <text:p>10.524392</text:p>
              </table:table-cell>
              <table:table-cell office:value-type="float" office:value="0.168462">
                <text:p>0.16846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12.035524">
                <text:p>12.035524</text:p>
              </table:table-cell>
              <table:table-cell office:value-type="float" office:value="0.179156">
                <text:p>0.179156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13.974981">
                <text:p>13.974981</text:p>
              </table:table-cell>
              <table:table-cell office:value-type="float" office:value="0.185446">
                <text:p>0.185446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15.858815">
                <text:p>15.858815</text:p>
              </table:table-cell>
              <table:table-cell office:value-type="float" office:value="0.212585">
                <text:p>0.212585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17.750783">
                <text:p>17.750783</text:p>
              </table:table-cell>
              <table:table-cell office:value-type="float" office:value="0.225718">
                <text:p>0.22571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19.642614">
                <text:p>19.642614</text:p>
              </table:table-cell>
              <table:table-cell office:value-type="float" office:value="0.245513">
                <text:p>0.245513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21.644208">
                <text:p>21.644208</text:p>
              </table:table-cell>
              <table:table-cell office:value-type="float" office:value="0.288853">
                <text:p>0.288853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23.769276">
                <text:p>23.769276</text:p>
              </table:table-cell>
              <table:table-cell office:value-type="float" office:value="0.269964">
                <text:p>0.269964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26.100577">
                <text:p>26.100577</text:p>
              </table:table-cell>
              <table:table-cell office:value-type="float" office:value="0.278031">
                <text:p>0.27803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28.652128">
                <text:p>28.652128</text:p>
              </table:table-cell>
              <table:table-cell office:value-type="float" office:value="0.277906">
                <text:p>0.27790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30.89684">
                <text:p>30.89684</text:p>
              </table:table-cell>
              <table:table-cell office:value-type="float" office:value="0.292459">
                <text:p>0.292459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33.643644">
                <text:p>33.643644</text:p>
              </table:table-cell>
              <table:table-cell office:value-type="float" office:value="0.311897">
                <text:p>0.31189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36.718704">
                <text:p>36.718704</text:p>
              </table:table-cell>
              <table:table-cell office:value-type="float" office:value="0.331184">
                <text:p>0.331184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40.8319">
                <text:p>40.8319</text:p>
              </table:table-cell>
              <table:table-cell office:value-type="float" office:value="0.351439">
                <text:p>0.35143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90000">
                <text:p>290000</text:p>
              </table:table-cell>
              <table:table-cell office:value-type="float" office:value="42.391804">
                <text:p>42.391804</text:p>
              </table:table-cell>
              <table:table-cell office:value-type="float" office:value="0.400766">
                <text:p>0.4007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